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c4fb" officeooo:paragraph-rsid="0023a235"/>
    </style:style>
    <style:style style:name="T1" style:family="text">
      <style:text-properties officeooo:rsid="001bd73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paper discussed issues and problems with communication between two or more resources belonging to different packet switching networks and presented protocol to address it. <text:span text:style-name="T1">It introduced gateway notion as an interface between two different networks which handles internetwork packets in standard format but leaves internal operation of each individual network intact. Gateway would reformat packet from one network to meet requirements of another network on the other end of it, take account of unit of flow and deliver packet to the network. Fragmentation of incoming packet could be done by gateway before passing it to next network but it would not reassemble packets for destination host, the host was expected to do that task. Since different networks may have different TCP addressing in format and size, standard format of addressing understood by each gateway and TCP in different networks would be required for routing and delivery of internetwork packets. TCP was allowed to break messages into segments and it would also handle multiplexing of segments from different processes within a network and produce internetwork packets, and demultiplexing of packets from serving network and reconstruct and deliver messages to destination processes. The paper discussed TCP address space of 8 bit network id and 16 bit TCP id where network id would be used to select subsequent gateway and TCP id to generate local TCP address in destination network which would also used as port identifiers. For reconstruction of messages from packets by destination TCP, it would require that each packet contains a monotonic sequence number with it. The paper also discussed about use of flags like end of segment (ES) and end of message (EM) for reassembly of messages. The paper discussed about transmission using window policy and retransmission policy to recover from packet losses and about duplicate detection mechanism using positive acknowledgment. TCP has a component that would handle input output to and from network. When packet has arrived, the addresses are validated and are placed on a queue. If the buffers are used up, then packets are discarded which would be retransmitted again. The paper discussed internetwork connection as association where only two parties involved know their association and neither might be able to verify it until some flow of data occurr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5T05:29:34.314978383</meta:creation-date>
    <dc:date>2015-01-15T07:28:15.495116512</dc:date>
    <meta:editing-duration>PT1H48M12S</meta:editing-duration>
    <meta:editing-cycles>6</meta:editing-cycles>
    <meta:generator>LibreOffice/4.2.4.2$Linux_X86_64 LibreOffice_project/420m0$Build-2</meta:generator>
    <meta:document-statistic meta:table-count="0" meta:image-count="0" meta:object-count="0" meta:page-count="1" meta:paragraph-count="1" meta:word-count="374" meta:character-count="2380" meta:non-whitespace-character-count="2007"/>
  </office:meta>
</office:document-meta>
</file>